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A00000147CED2F88D79D08E2D.png" manifest:media-type="image/png"/>
  <manifest:file-entry manifest:full-path="Pictures/1000500100000BD10000192181E180F9B6E0BFEC.svg" manifest:media-type="image/svg+xml"/>
  <manifest:file-entry manifest:full-path="Pictures/10000001000001F3000003EAB5CC263CC71C9267.png" manifest:media-type="image/png"/>
  <manifest:file-entry manifest:full-path="Pictures/100014180000085F00000EAED19C29FB334D6A04.svg" manifest:media-type="image/svg+xml"/>
  <manifest:file-entry manifest:full-path="Pictures/100023F400004F0500009EC0A113C8B2A4C5E564.wmf" manifest:media-type="image/x-wmf"/>
  <manifest:file-entry manifest:full-path="Pictures/100000010000006D000000BFFE9F6C89217AD275.png" manifest:media-type="image/png"/>
  <manifest:file-entry manifest:full-path="Pictures/10000001000004B000000322E735E1C356FF3C6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5" style:family="graphic" style:parent-style-name="standard">
      <style:graphic-properties svg:stroke-color="#000000" draw:fill-color="#f58220" draw:textarea-horizontal-align="justify" draw:textarea-vertical-align="middle" draw:auto-grow-height="false" fo:min-height="0.718cm" fo:min-width="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000000" loext:opacity="100%" style:font-name="Arial" fo:font-size="22pt" style:font-size-asian="22pt" style:font-size-complex="22pt"/>
    </style:style>
    <style:style style:name="P5" style:family="paragraph">
      <style:paragraph-properties fo:text-align="center" style:writing-mode="lr-tb"/>
      <style:text-properties fo:color="#ffffff" loext:opacity="100%" style:font-name="Arial" fo:font-size="11pt"/>
    </style:style>
    <style:style style:name="P6" style:family="paragraph">
      <loext:graphic-properties draw:fill-color="#f58220"/>
      <style:paragraph-properties fo:text-align="center" style:writing-mode="lr-tb"/>
      <style:text-properties fo:color="#ffffff" loext:opacity="100%" style:font-name="Arial" fo:font-size="11pt"/>
    </style:style>
    <style:style style:name="T1" style:family="text">
      <style:text-properties fo:color="#000000" loext:opacity="100%" style:font-name="Arial" fo:font-size="22pt" style:font-size-asian="22pt" style:font-size-complex="22pt"/>
    </style:style>
    <style:style style:name="T2" style:family="text">
      <style:text-properties fo:color="#ffffff" loext:opacity="100%" style:font-name="Arial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501cm" svg:y="3.54cm">
          <draw:image xlink:href="Pictures/10000001000004B000000322E735E1C356FF3C6C.png" xlink:type="simple" xlink:show="embed" xlink:actuate="onLoad" draw:mime-type="image/png">
            <text:p/>
          </draw:image>
        </draw:frame>
        <draw:path draw:style-name="gr2" draw:text-style-name="P1" draw:layer="layout" svg:width="16.534cm" svg:height="1.174cm" draw:transform="skewX (-9.58598750776456E-017) rotate (-0.888896188040712) translate (10.2463027273621cm 3.74315274001726cm)" svg:viewBox="0 0 16535 1175" svg:d="M0 44c8138-228 7857 489 9757 743 1486 329 6778 388 6778 388">
          <text:p/>
        </draw:path>
        <draw:path draw:style-name="gr3" draw:text-style-name="P2" draw:layer="layout" svg:width="17.372cm" svg:height="1.405cm" draw:transform="rotate (-0.965167076352865) translate (12.0687760639549cm 2.97070271139339cm)" svg:viewBox="0 0 17373 1406" svg:d="M0 1406c5471-348 7219-928 9656-579 2360 578 4465-644 7717-827">
          <text:p/>
        </draw:path>
        <draw:frame draw:style-name="gr1" draw:text-style-name="P1" draw:layer="layout" svg:width="0.341cm" svg:height="0.6cm" svg:x="20.048cm" svg:y="16.14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18.847cm" svg:y="14.772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17.647cm" svg:y="13.437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16.613cm" svg:y="11.868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15.713cm" svg:y="10.266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14.813cm" svg:y="8.598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13.479cm" svg:y="6.762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12.512cm" svg:y="5.494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11.445cm" svg:y="4.225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77cm" svg:height="1.6cm" svg:x="12.941cm" svg:y="4.826cm">
          <draw:image xlink:href="Pictures/100023F400004F0500009EC0A113C8B2A4C5E564.wmf" xlink:type="simple" xlink:show="embed" xlink:actuate="onLoad" draw:mime-type="image/x-wmf">
            <text:p/>
          </draw:image>
          <draw:image xlink:href="Pictures/10000001000001F3000003EAB5CC263CC71C9267.png" xlink:type="simple" xlink:show="embed" xlink:actuate="onLoad" draw:mime-type="image/png"/>
        </draw:frame>
        <draw:frame draw:style-name="gr4" draw:text-style-name="P4" draw:layer="layout" svg:width="4.56cm" svg:height="1.987cm" svg:x="19.535cm" svg:y="12.774cm">
          <draw:text-box>
            <text:p text:style-name="P3"><text:span text:style-name="T1">Augustiner-</text:span></text:p>
            <text:p text:style-name="P3"><text:span text:style-name="T1">gasse</text:span></text:p>
          </draw:text-box>
        </draw:frame>
        <draw:custom-shape draw:style-name="gr5" draw:text-style-name="P6" draw:layer="layout" svg:width="2.5cm" svg:height="0.968cm" svg:x="16.118cm" svg:y="8.41cm">
          <text:p text:style-name="P5"><text:span text:style-name="T2">Passanten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75cm" svg:height="1.6cm" svg:x="14.752cm" svg:y="11.323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0010000009A00000147CED2F88D79D08E2D.png" xlink:type="simple" xlink:show="embed" xlink:actuate="onLoad" draw:mime-type="image/png"/>
        </draw:frame>
        <draw:frame draw:style-name="gr6" draw:text-style-name="P1" draw:layer="layout" svg:width="0.75cm" svg:height="1.6cm" svg:x="20.227cm" svg:y="15.153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0010000009A00000147CED2F88D79D08E2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21T07:27:40.342881317</meta:creation-date>
    <dc:date>2022-08-19T16:40:40.136506298</dc:date>
    <meta:editing-duration>PT8M4S</meta:editing-duration>
    <meta:editing-cycles>6</meta:editing-cycles>
    <meta:generator>LibreOffice/7.3.4.2$MacOSX_X86_64 LibreOffice_project/728fec16bd5f605073805c3c9e7c4212a0120dc5</meta:generator>
    <meta:document-statistic meta:object-count="17"/>
  </office:meta>
</office:document-meta>
</file>